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7.78cm"/>
    </style:style>
    <style:style style:name="gr2" style:family="graphic" style:parent-style-name="standard">
      <style:graphic-properties draw:stroke="none" svg:stroke-color="#000000" draw:fill="none" draw:fill-color="#ffffff" fo:min-height="5.08cm"/>
    </style:style>
    <style:style style:name="gr3" style:family="graphic" style:parent-style-name="standard">
      <style:graphic-properties draw:stroke="none" svg:stroke-color="#000000" draw:fill="none" draw:fill-color="#ffffff" fo:min-height="19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0.795cm" svg:height="18.03cm" svg:x="1cm" svg:y="1cm">
          <draw:text-box>
            <text:p>6pd (parent pom)</text:p>
            <text:p><text:tab/>6pd_web (war)</text:p>
            <text:p><text:tab/><text:tab/>portlets</text:p>
            <text:p><text:tab/>6pd_businessRules</text:p>
            <text:p><text:tab/><text:tab/>Process (BRMS)</text:p>
            <text:p><text:tab/><text:tab/>Model (EDS/?)</text:p>
            <text:p><text:tab/><text:tab/>Rules + facts (Guvnor?)</text:p>
            <text:p><text:tab/>6pd_enterpriseDb</text:p>
            <text:p><text:tab/><text:tab/>Config</text:p>
            <text:p><text:tab/><text:tab/>datasets</text:p>
            <text:p><text:tab/>6pd_vehicleLookup</text:p>
            <text:p><text:tab/><text:tab/>Tx “magic”</text:p>
            <text:p><text:tab/><text:tab/>XML -&gt; ?</text:p>
            <text:p><text:tab/>6pd_manager</text:p>
            <text:p><text:tab/><text:tab/>Jon configuration</text:p>
          </draw:text-box>
        </draw:frame>
        <draw:frame draw:style-name="gr2" draw:layer="layout" svg:width="3.81cm" svg:height="5.33cm" svg:x="12.43cm" svg:y="4.81cm">
          <draw:text-box>
            <text:p>SVN/GIT</text:p>
          </draw:text-box>
        </draw:frame>
        <draw:frame draw:style-name="gr3" draw:layer="layout" svg:width="10.555cm" svg:height="19.25cm" svg:x="18.145cm" svg:y="1cm">
          <draw:text-box>
            <text:p>Out the box: <text:tab/></text:p>
            <text:p><text:tab/>JAR</text:p>
            <text:p/>
            <text:p>Via koji</text:p>
            <text:p><text:tab/>.rpm</text:p>
            <text:p/>
            <text:p>Via post build script</text:p>
            <text:p><text:tab/>Open Shift gear</text:p>
            <text:p/>
            <text:p>Out the box:</text:p>
            <text:p><text:tab/>Unit test results</text:p>
            <text:p/>
            <text:p>Via libGuestFs</text:p>
            <text:p><text:tab/>VM (TAD)</text:p>
            <text:p/>
            <text:p>Via post build script</text:p>
            <text:p><text:tab/>JON Bundl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7-02T14:37:58</meta:creation-date>
    <dc:date>2012-07-02T16:41:10</dc:date>
    <meta:editing-duration>PT1M2S</meta:editing-duration>
    <meta:editing-cycles>1</meta:editing-cycles>
    <meta:document-statistic meta:object-count="3"/>
    <meta:generator>LibreOffice/3.3$Unix LibreOffice_project/330m19$Build-401</meta:generator>
  </office:meta>
</office:document-meta>
</file>